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5.61mm" fo:margin-left="0.28mm" table:align="left"/>
    </style:style>
    <style:style style:name="Table1.A" style:family="table-column">
      <style:table-column-properties style:column-width="30.29mm"/>
    </style:style>
    <style:style style:name="Table1.B" style:family="table-column">
      <style:table-column-properties style:column-width="34.15mm"/>
    </style:style>
    <style:style style:name="Table1.C" style:family="table-column">
      <style:table-column-properties style:column-width="23.71mm"/>
    </style:style>
    <style:style style:name="Table1.D" style:family="table-column">
      <style:table-column-properties style:column-width="31.41mm"/>
    </style:style>
    <style:style style:name="Table1.E" style:family="table-column">
      <style:table-column-properties style:column-width="17.66mm"/>
    </style:style>
    <style:style style:name="Table1.F" style:family="table-column">
      <style:table-column-properties style:column-width="38.4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97mm" fo:border="0.05pt solid #000000"/>
    </style:style>
    <style:style style:name="Table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9pt" officeooo:rsid="002f3d02" officeooo:paragraph-rsid="0018c504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18c504" fo:background-color="transparent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18c504" fo:background-color="transparent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5521e" officeooo:paragraph-rsid="0025521e" fo:background-color="transparent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roid Sans" fo:font-size="10pt" officeooo:rsid="002f3d02" officeooo:paragraph-rsid="0018c504" fo:background-color="transparen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18c504" fo:background-color="transparen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Droid Sans" fo:font-size="10pt" officeooo:rsid="0023fa41" officeooo:paragraph-rsid="0023fa41" fo:background-color="transparen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f3d02" officeooo:paragraph-rsid="0018c504" fo:background-color="transparent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8c504" officeooo:paragraph-rsid="0018c504" fo:background-color="transparent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18c504" fo:background-color="transparent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3fa41" officeooo:paragraph-rsid="0023fa41" fo:background-color="transparent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5521e" officeooo:paragraph-rsid="0025521e" fo:background-color="transparent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Droid Sans" fo:font-size="10pt" fo:font-weight="bold" officeooo:rsid="001adff3" officeooo:paragraph-rsid="0018c504" fo:background-color="transparent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1adff3" officeooo:paragraph-rsid="0018c504" fo:background-color="transparent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1d8088" officeooo:paragraph-rsid="0018c504" fo:background-color="transparent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1fe8d3" officeooo:paragraph-rsid="0018c504" fo:background-color="transparent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27dcdc" officeooo:paragraph-rsid="0018c504" fo:background-color="transparent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Droid Sans" fo:font-size="10pt" fo:font-weight="normal" officeooo:rsid="0025521e" officeooo:paragraph-rsid="0025521e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mm" fo:margin-right="0mm" fo:margin-top="0mm" fo:margin-bottom="1.01mm" style:contextual-spacing="false" style:line-height-at-least="0mm" fo:text-align="start" style:justify-single-word="false" fo:text-indent="0mm" style:auto-text-indent="false" style:writing-mode="lr-tb"/>
      <style:text-properties style:font-name="Droid Sans" fo:font-size="10pt" fo:font-weight="normal" officeooo:paragraph-rsid="0018c504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mm" fo:margin-right="0mm" fo:margin-top="0mm" fo:margin-bottom="1.01mm" style:contextual-spacing="false" style:line-height-at-least="0mm" fo:text-align="start" style:justify-single-word="false" fo:text-indent="0mm" style:auto-text-indent="false" style:writing-mode="lr-tb"/>
      <style:text-properties fo:font-size="12pt" officeooo:paragraph-rsid="0018c504" style:font-size-asian="12pt" style:font-size-complex="12pt"/>
    </style:style>
    <style:style style:name="P21" style:family="paragraph" style:parent-style-name="Standard">
      <style:text-properties officeooo:rsid="001d08de" officeooo:paragraph-rsid="001ab406"/>
    </style:style>
    <style:style style:name="P22" style:family="paragraph" style:parent-style-name="Standard">
      <style:paragraph-properties fo:text-align="start" style:justify-single-word="false"/>
      <style:text-properties style:font-name="Droid Sans" fo:font-size="10pt" fo:font-weight="normal" officeooo:paragraph-rsid="0018c504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18c504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Droid Sans" fo:font-size="10pt" fo:font-weight="normal" officeooo:rsid="0023fa41" officeooo:paragraph-rsid="0023fa41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Droid Sans" fo:font-size="10pt" fo:font-weight="normal" officeooo:rsid="0025521e" officeooo:paragraph-rsid="0025521e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roid Sans" fo:font-size="10pt" fo:font-weight="bold" officeooo:rsid="0027d3fc" officeooo:paragraph-rsid="0018c504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roid Sans" fo:font-size="10pt" fo:font-weight="bold" officeooo:rsid="0023fa41" officeooo:paragraph-rsid="0023fa41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Droid Sans" fo:font-size="10pt" fo:font-weight="bold" officeooo:rsid="0025521e" officeooo:paragraph-rsid="0025521e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Droid Sans" fo:font-size="10pt" officeooo:rsid="0025521e" officeooo:paragraph-rsid="0025521e" fo:background-color="transparent" style:font-size-asian="10pt" style:font-size-complex="10pt"/>
    </style:style>
    <style:style style:name="P30" style:family="paragraph" style:parent-style-name="Standard">
      <style:text-properties style:font-name="Droid Sans" fo:font-size="10pt" officeooo:rsid="0025521e" officeooo:paragraph-rsid="0025521e" fo:background-color="transparent" style:font-size-asian="10pt" style:font-size-complex="10pt"/>
    </style:style>
    <style:style style:name="P31" style:family="paragraph" style:parent-style-name="Standard">
      <style:text-properties style:font-name="Droid Sans" officeooo:rsid="0018c504" officeooo:paragraph-rsid="0018c504"/>
    </style:style>
    <style:style style:name="P32" style:family="paragraph" style:parent-style-name="Standard">
      <style:text-properties style:font-name="Droid Sans" fo:font-size="14pt" fo:font-weight="bold" officeooo:rsid="0018c504" officeooo:paragraph-rsid="0018c504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Droid Sans" fo:font-weight="bold" officeooo:rsid="0018c504" officeooo:paragraph-rsid="0018c504" style:font-weight-asian="bold" style:font-weight-complex="bold"/>
    </style:style>
    <style:style style:name="P34" style:family="paragraph" style:parent-style-name="Standard">
      <style:text-properties style:font-name="Droid Sans" fo:font-size="12pt" fo:font-weight="bold" officeooo:rsid="001d08de" officeooo:paragraph-rsid="001d08de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Droid Sans" fo:font-size="12pt" fo:font-weight="bold" officeooo:rsid="001d08de" officeooo:paragraph-rsid="001d08de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text-properties officeooo:rsid="0018c504" officeooo:paragraph-rsid="0018c504" fo:background-color="transparent"/>
    </style:style>
    <style:style style:name="P37" style:family="paragraph" style:parent-style-name="Standard">
      <style:text-properties officeooo:rsid="001d08de" officeooo:paragraph-rsid="001d08de" fo:background-color="transparent"/>
    </style:style>
    <style:style style:name="P38" style:family="paragraph" style:parent-style-name="Standard">
      <style:text-properties fo:color="#333333" style:font-name="Droid Sans" officeooo:rsid="0018c504" officeooo:paragraph-rsid="0018c504"/>
    </style:style>
    <style:style style:name="P39" style:family="paragraph" style:parent-style-name="Standard">
      <style:text-properties officeooo:rsid="0018c504" officeooo:paragraph-rsid="0018c504"/>
    </style:style>
    <style:style style:name="P40" style:family="paragraph" style:parent-style-name="Standard">
      <style:text-properties fo:color="#1c1c1c" style:font-name="Droid Sans" fo:font-size="12pt" fo:font-weight="normal" officeooo:rsid="0020e36e" officeooo:paragraph-rsid="0020e36e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1c1c1c" style:font-name="Droid Sans" fo:font-size="10pt" fo:font-weight="normal" officeooo:rsid="001ea56b" officeooo:paragraph-rsid="001ea56b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1c1c1c" style:font-name="Droid Sans" fo:font-size="10pt" fo:font-weight="normal" officeooo:rsid="0021af70" officeooo:paragraph-rsid="0021af70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1c1c1c" style:font-name="Droid Sans" fo:font-size="10pt" fo:font-weight="normal" officeooo:rsid="0020e36e" officeooo:paragraph-rsid="0020e36e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use-window-font-color="true" style:font-name="Droid Sans" fo:font-size="10pt" fo:font-weight="normal" officeooo:rsid="0021af70" officeooo:paragraph-rsid="0021af70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text-properties officeooo:rsid="001c074c" officeooo:paragraph-rsid="0018c504" fo:background-color="transparent"/>
    </style:style>
    <style:style style:name="P46" style:family="paragraph" style:parent-style-name="Standard">
      <style:text-properties officeooo:rsid="0025521e" officeooo:paragraph-rsid="002a5428" fo:background-color="transparent"/>
    </style:style>
    <style:style style:name="P4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c38d7" officeooo:paragraph-rsid="002c38d7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18c504"/>
    </style:style>
    <style:style style:name="T2" style:family="text">
      <style:text-properties style:use-window-font-color="true" style:text-outline="false" style:text-line-through-style="none" style:text-line-through-type="none" style:font-name="Droid Sans" fo:font-style="normal" fo:text-shadow="none" style:text-underline-style="none" fo:font-weight="bold" style:letter-kerning="true" fo:background-color="transparent" loext:char-shading-value="0" style:font-style-asian="normal" style:font-weight-asian="bold" style:font-weight-complex="bold" style:text-emphasize="none"/>
    </style:style>
    <style:style style:name="T3" style:family="text">
      <style:text-properties style:use-window-font-color="true" style:text-outline="false" style:text-line-through-style="none" style:text-line-through-type="none" style:font-name="Droid Sans" fo:font-style="normal" fo:text-shadow="none" style:text-underline-style="none" fo:font-weight="bold" officeooo:rsid="00227b9b" style:letter-kerning="true" fo:background-color="transparent" loext:char-shading-value="0" style:font-style-asian="normal" style:font-weight-asian="bold" style:font-weight-complex="bold" style:text-emphasize="none"/>
    </style:style>
    <style:style style:name="T4" style:family="text">
      <style:text-properties style:use-window-font-color="true" style:text-outline="false" style:text-line-through-style="none" style:text-line-through-type="none" style:font-name="Droid Sans" fo:font-style="normal" fo:text-shadow="none" style:text-underline-style="none" fo:font-weight="bold" officeooo:rsid="001fe8d3" style:letter-kerning="true" fo:background-color="transparent" loext:char-shading-value="0" style:font-style-asian="normal" style:font-weight-asian="bold" style:font-weight-complex="bold" style:text-emphasize="none"/>
    </style:style>
    <style:style style:name="T5" style:family="text">
      <style:text-properties style:use-window-font-color="true" style:text-outline="false" style:text-line-through-style="none" style:text-line-through-type="none" style:font-name="Droid Sans" fo:font-size="10pt" fo:font-style="normal" fo:text-shadow="none" style:text-underline-style="none" fo:font-weight="bold" style:letter-kerning="true" fo:background-color="transparent" loext:char-shading-value="0" style:font-size-asian="10pt" style:font-style-asian="normal" style:font-weight-asian="bold" style:font-size-complex="10pt" style:font-weight-complex="bold" style:text-emphasize="none"/>
    </style:style>
    <style:style style:name="T6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bold" style:letter-kerning="true" fo:background-color="transparent" loext:char-shading-value="0" style:font-style-asian="normal" style:font-weight-asian="bold" style:font-weight-complex="bold" style:text-emphasize="none"/>
    </style:style>
    <style:style style:name="T7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bold" officeooo:rsid="00227b9b" style:letter-kerning="true" fo:background-color="transparent" loext:char-shading-value="0" style:font-style-asian="normal" style:font-weight-asian="bold" style:font-weight-complex="bold" style:text-emphasize="none"/>
    </style:style>
    <style:style style:name="T8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bold" officeooo:rsid="001fe8d3" style:letter-kerning="true" fo:background-color="transparent" loext:char-shading-value="0" style:font-style-asian="normal" style:font-weight-asian="bold" style:font-weight-complex="bold" style:text-emphasize="none"/>
    </style:style>
    <style:style style:name="T9" style:family="text">
      <style:text-properties style:use-window-font-color="true" fo:language="es" fo:country="ES"/>
    </style:style>
    <style:style style:name="T10" style:family="text">
      <style:text-properties style:use-window-font-color="true" fo:language="es" fo:country="ES" officeooo:rsid="0029fde6"/>
    </style:style>
    <style:style style:name="T11" style:family="text">
      <style:text-properties officeooo:rsid="001fe8d3"/>
    </style:style>
    <style:style style:name="T12" style:family="text">
      <style:text-properties officeooo:rsid="0027dcdc"/>
    </style:style>
    <style:style style:name="T13" style:family="text">
      <style:text-properties officeooo:rsid="002ac53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d08de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language="es" fo:country="ES" style:font-size-asian="10pt" style:font-size-complex="10pt"/>
    </style:style>
    <style:style style:name="T18" style:family="text">
      <style:text-properties style:font-name="Droid Sans" fo:font-size="10pt" fo:font-weight="bold" officeooo:rsid="001eb226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style:font-name="Droid Sans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Droid Sans" fo:font-size="12pt" fo:language="es" fo:country="ES" fo:font-weight="bold" officeooo:rsid="001ea56b" style:font-size-asian="12pt" style:font-weight-asian="bold" style:font-size-complex="12pt" style:font-weight-complex="bold"/>
    </style:style>
    <style:style style:name="T21" style:family="text">
      <style:text-properties fo:language="es" fo:country="ES"/>
    </style:style>
    <style:style style:name="T22" style:family="text">
      <style:text-properties fo:language="es" fo:country="ES" officeooo:rsid="0021af70"/>
    </style:style>
    <style:style style:name="T23" style:family="text">
      <style:text-properties fo:language="es" fo:country="ES" officeooo:rsid="0029fde6"/>
    </style:style>
    <style:style style:name="T24" style:family="text">
      <style:text-properties fo:color="#000000" fo:language="es" fo:country="ES"/>
    </style:style>
    <style:style style:name="T25" style:family="text">
      <style:text-properties officeooo:rsid="00221265"/>
    </style:style>
    <style:style style:name="T26" style:family="text">
      <style:text-properties officeooo:rsid="0023fa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Proyecto Cendit 11713A</text:p>
      <text:p text:style-name="P31"/>
      <text:p text:style-name="P33">Lista de <text:span text:style-name="T15">m</text:span>ateriales </text:p>
      <text:p text:style-name="P38">revisión 27/06/2017</text:p>
      <text:p text:style-name="P39"/>
      <text:p text:style-name="P34">Circuitos Integrados</text:p>
      <text:p text:style-name="P3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Numero parte </text:p>
            <text:p text:style-name="P13">(Part number)</text:p>
          </table:table-cell>
          <table:table-cell table:style-name="Table1.A1" office:value-type="string">
            <text:p text:style-name="P2">Función</text:p>
          </table:table-cell>
          <table:table-cell table:style-name="Table1.A1" office:value-type="string">
            <text:p text:style-name="P2">Encapsulado</text:p>
          </table:table-cell>
          <table:table-cell table:style-name="Table1.A1" office:value-type="string">
            <text:p text:style-name="P2">Fabricante</text:p>
          </table:table-cell>
          <table:table-cell table:style-name="Table1.A1" office:value-type="string">
            <text:p text:style-name="P4">Cantidad</text:p>
          </table:table-cell>
          <table:table-cell table:style-name="Table1.F1" office:value-type="string">
            <text:p text:style-name="P3">Costo </text:p>
          </table:table-cell>
        </table:table-row>
        <table:table-row>
          <table:table-cell table:style-name="Table1.A2" office:value-type="string">
            <text:p text:style-name="P22"><text:span text:style-name="T7">E</text:span><text:a xlink:type="simple" xlink:href="http://www.microchip.com/wwwproducts/en/enc28j60" text:style-name="Internet_20_link" text:visited-style-name="Visited_20_Internet_20_Link"><text:span text:style-name="T6">C28J60-I/SO</text:span></text:a></text:p>
          </table:table-cell>
          <table:table-cell table:style-name="Table1.A2" office:value-type="string">
            <text:p text:style-name="P14">Controlador ethernet 10Base-T</text:p>
          </table:table-cell>
          <table:table-cell table:style-name="Table1.A2" office:value-type="string">
            <text:p text:style-name="P15">SOIC<text:span text:style-name="T11">-28</text:span></text:p>
          </table:table-cell>
          <table:table-cell table:style-name="Table1.A2" office:value-type="string">
            <text:p text:style-name="P14">Microchip</text:p>
          </table:table-cell>
          <table:table-cell table:style-name="Table1.A2" office:value-type="string">
            <text:p text:style-name="P18">2</text:p>
          </table:table-cell>
          <table:table-cell table:style-name="Table1.F2" office:value-type="string">
            <text:p text:style-name="P14">2.<text:span text:style-name="T12">83 $ por unidad</text:span></text:p>
          </table:table-cell>
        </table:table-row>
        <table:table-row>
          <table:table-cell table:style-name="Table1.A2" office:value-type="string">
            <text:p text:style-name="P19"><text:a xlink:type="simple" xlink:href="https://store.ti.com/SN75ALS162DWR.aspx" text:style-name="Internet_20_link" text:visited-style-name="Visited_20_Internet_20_Link"><text:span text:style-name="T6">SN75ALS162DW</text:span></text:a><text:span text:style-name="T8">R</text:span></text:p>
          </table:table-cell>
          <table:table-cell table:style-name="Table1.A2" office:value-type="string">
            <text:p text:style-name="P14">Transceiver bus GPIB</text:p>
          </table:table-cell>
          <table:table-cell table:style-name="Table1.A2" office:value-type="string">
            <text:p text:style-name="P16">SOIC-24</text:p>
          </table:table-cell>
          <table:table-cell table:style-name="Table1.A2" office:value-type="string">
            <text:p text:style-name="P14">Texas Instruments</text:p>
          </table:table-cell>
          <table:table-cell table:style-name="Table1.A2" office:value-type="string">
            <text:p text:style-name="P18">2</text:p>
          </table:table-cell>
          <table:table-cell table:style-name="Table1.F2" office:value-type="string">
            <text:p text:style-name="P17">3,29 $ por 1k unidades</text:p>
          </table:table-cell>
        </table:table-row>
        <table:table-row>
          <table:table-cell table:style-name="Table1.A2" office:value-type="string">
            <text:p text:style-name="P20"><text:a xlink:type="simple" xlink:href="http://www.ti.com/product/SN75ALS160"><text:span text:style-name="T5">SN75ALS160DWR</text:span></text:a></text:p>
          </table:table-cell>
          <table:table-cell table:style-name="Table1.A2" office:value-type="string">
            <text:p text:style-name="P14">Transceiver bus GPIB</text:p>
          </table:table-cell>
          <table:table-cell table:style-name="Table1.A2" office:value-type="string">
            <text:p text:style-name="P16">SOIC-24</text:p>
          </table:table-cell>
          <table:table-cell table:style-name="Table1.A2" office:value-type="string">
            <text:p text:style-name="P14">Texas Instruments</text:p>
          </table:table-cell>
          <table:table-cell table:style-name="Table1.A2" office:value-type="string">
            <text:p text:style-name="P18">2</text:p>
          </table:table-cell>
          <table:table-cell table:style-name="Table1.F2" office:value-type="string">
            <text:p text:style-name="P17">1,12 <text:span text:style-name="T13">$ </text:span>por 1k unidades</text:p>
          </table:table-cell>
        </table:table-row>
        <table:table-row>
          <table:table-cell table:style-name="Table1.A2" office:value-type="string">
            <text:p text:style-name="P27"><text:a xlink:type="simple" xlink:href="http://www.microchip.com/wwwproducts/en/pic16f877">PIC16F18877</text:a></text:p>
          </table:table-cell>
          <table:table-cell table:style-name="Table1.A2" office:value-type="string">
            <text:p text:style-name="P24">Microcontrolador 8 bits, de proposito general</text:p>
          </table:table-cell>
          <table:table-cell table:style-name="Table1.A2" office:value-type="string">
            <text:p text:style-name="P7">TQFP 44</text:p>
          </table:table-cell>
          <table:table-cell table:style-name="Table1.A2" office:value-type="string">
            <text:p text:style-name="P11">Microchip</text:p>
          </table:table-cell>
          <table:table-cell table:style-name="Table1.A2" office:value-type="string">
            <text:p text:style-name="P47">3</text:p>
          </table:table-cell>
          <table:table-cell table:style-name="Table1.F2" office:value-type="string">
            <text:p text:style-name="P10">1.87 <text:span text:style-name="T26">$ por unidad</text:span></text:p>
          </table:table-cell>
        </table:table-row>
        <table:table-row>
          <table:table-cell table:style-name="Table1.A2" office:value-type="string">
            <text:p text:style-name="P28"><text:a xlink:type="simple" xlink:href="http://www.ti.com/product/ULN2003V12?keyMatch=ULN2003V12&amp;tisearch=Search-EN-Everything">ULN2003V12</text:a> </text:p>
          </table:table-cell>
          <table:table-cell table:style-name="Table1.A2" office:value-type="string">
            <text:p text:style-name="P25">Arreglo de transistores Darlington, driver de 7 canales</text:p>
          </table:table-cell>
          <table:table-cell table:style-name="Table1.A2" office:value-type="string">
            <text:p text:style-name="P29">SOIC 16</text:p>
          </table:table-cell>
          <table:table-cell table:style-name="Table1.A2" office:value-type="string">
            <text:p text:style-name="P30">Texas <text:s/>I<text:span text:style-name="T14">nstrument</text:span></text:p>
          </table:table-cell>
          <table:table-cell table:style-name="Table1.A2" office:value-type="string">
            <text:p text:style-name="P12">6 </text:p>
          </table:table-cell>
          <table:table-cell table:style-name="Table1.F2" office:value-type="string">
            <text:p text:style-name="P25">0,14 $ por 1k unidades</text:p>
          </table:table-cell>
        </table:table-row>
      </table:table>
      <text:p text:style-name="P45"/>
      <text:p text:style-name="P46"/>
      <text:p text:style-name="P37"><text:span text:style-name="T19">Elementos </text:span><text:span text:style-name="T20">mecánicos</text:span></text:p>
      <text:p text:style-name="P35"/>
      <text:p text:style-name="P41"><text:span text:style-name="T9">Caja rectangular</text:span><text:span text:style-name="T21"> de </text:span><text:span text:style-name="T9">dimensiones aproximadas 20 x 20 x 10 </text:span><text:span text:style-name="T10">centímetros</text:span><text:span text:style-name="T21">, el material pudiese ser </text:span><text:span text:style-name="T24">plástico</text:span><text:span text:style-name="T21"> o </text:span><text:span text:style-name="T9">de preferencia metálico</text:span><text:span text:style-name="T21">, como aluminio anodizado, el cual </text:span><text:span text:style-name="T23">serviría</text:span><text:span text:style-name="T21"> además como disipador de calor y blindaje EMC.</text:span></text:p>
      <text:p text:style-name="P41"/>
      <text:p text:style-name="P41"><text:span text:style-name="T21">El </text:span><text:span text:style-name="T9">rango de precios</text:span><text:span text:style-name="T21"> para una caja con las características mencionadas </text:span><text:span text:style-name="T9">ronda entre lo 10.000 y 25.000 Bs</text:span><text:span text:style-name="T21">, según se investigo el dia 27/06/2017 por </text:span><text:span text:style-name="T22">M</text:span><text:span text:style-name="T21">ercado</text:span><text:span text:style-name="T22">L</text:span><text:span text:style-name="T21">ibre.</text:span><text:span text:style-name="T22">com.ve</text:span></text:p>
      <text:p text:style-name="P41"/>
      <text:p text:style-name="P44">Enlaces de referencia (<text:span text:style-name="T25">M</text:span>ercadoLibre)</text:p>
      <text:p text:style-name="P42"/>
      <text:p text:style-name="P40"><text:a xlink:type="simple" xlink:href="http://articulo.mercadolibre.com.ve/MLV-493070284-caja-metalica-para-proyectos-electronica-_JM"><text:span text:style-name="T16">http://articulo.mercadolibre.com.ve/MLV-493070284-caja-metalica-para-proyectos-electronica-_JM</text:span></text:a></text:p>
      <text:p text:style-name="P41"/>
      <text:p text:style-name="P40"><text:a xlink:type="simple" xlink:href="http://articulo.mercadolibre.com.ve/MLV-494529547-caja-metalica-para-proyectos-15x18x45-_JM"><text:span text:style-name="T17">http://articulo.mercadolibre.com.ve/MLV-494529547-caja-metalica-para-proyectos-15x18x45-_JM</text:span></text:a></text:p>
      <text:p text:style-name="P43"/>
      <text:p text:style-name="P40"><text:a xlink:type="simple" xlink:href="http://profesional.mercadolibre.com.ve/MLV-469511755-cajas-plasticas-para-proyectos-electronicosventas-al-mayor-_JM"><text:span text:style-name="T17">http://profesional.mercadolibre.com.ve/MLV-469511755-cajas-plasticas-para-proyectos-electronicosventas-al-mayor-_JM</text:span></text:a></text:p>
      <text:p text:style-name="P43"/>
      <text:p text:style-name="P40"><text:a xlink:type="simple" xlink:href="http://articulo.mercadolibre.com.ve/MLV-485539009-cajas-plasticas-para-proyectos-electronicos-_JM"><text:span text:style-name="T17">http://articulo.mercadolibre.com.ve/MLV-485539009-cajas-plasticas-para-proyectos-electronicos-_JM</text:span></text:a></text:p>
      <text:p text:style-name="P4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1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3.97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9:23:13.510644464</meta:creation-date>
    <dc:date>2017-06-30T09:27:12.292744214</dc:date>
    <meta:editing-duration>PT31M36S</meta:editing-duration>
    <meta:editing-cycles>17</meta:editing-cycles>
    <meta:generator>LibreOffice/4.2.8.2$Linux_x86 LibreOffice_project/420m0$Build-2</meta:generator>
    <meta:document-statistic meta:table-count="1" meta:image-count="0" meta:object-count="0" meta:page-count="1" meta:paragraph-count="49" meta:word-count="160" meta:character-count="1423" meta:non-whitespace-character-count="1306"/>
  </office:meta>
</office:document-meta>
</file>